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5.99pt"/>
    </style:style>
    <style:style style:name="co2" style:family="table-column">
      <style:table-column-properties fo:break-before="auto" style:column-width="85.35pt"/>
    </style:style>
    <style:style style:name="ro1" style:family="table-row">
      <style:table-row-properties style:row-height="23.9pt" fo:break-before="auto" style:use-optimal-row-height="true"/>
    </style:style>
    <style:style style:name="ro2" style:family="table-row">
      <style:table-row-properties style:row-height="35.26pt" fo:break-before="auto" style:use-optimal-row-height="true"/>
    </style:style>
    <style:style style:name="ro3" style:family="table-row">
      <style:table-row-properties style:row-height="54.34pt" fo:break-before="auto" style:use-optimal-row-height="true"/>
    </style:style>
    <style:style style:name="ro4" style:family="table-row">
      <style:table-row-properties style:row-height="43.74pt" fo:break-before="auto" style:use-optimal-row-height="true"/>
    </style:style>
    <style:style style:name="ro5" style:family="table-row">
      <style:table-row-properties style:row-height="33.11pt" fo:break-before="auto" style:use-optimal-row-height="true"/>
    </style:style>
    <style:style style:name="ro6" style:family="table-row">
      <style:table-row-properties style:row-height="107.49pt" fo:break-before="auto" style:use-optimal-row-height="true"/>
    </style:style>
    <style:style style:name="ro7" style:family="table-row">
      <style:table-row-properties style:row-height="75.6pt" fo:break-before="auto" style:use-optimal-row-height="true"/>
    </style:style>
    <style:style style:name="ro8" style:family="table-row">
      <style:table-row-properties style:row-height="22.51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Frage / Question</text:p>
          </table:table-cell>
          <table:table-cell table:style-name="ce1" office:value-type="string" calcext:value-type="string">
            <text:p>Antwort / Réponse</text:p>
          </table:table-cell>
          <table:table-cell table:style-name="ce1" office:value-type="string" calcext:value-type="string">
            <text:p>AntwortTyp / type de question</text:p>
          </table:table-cell>
          <table:table-cell table:style-name="ce1" office:value-type="string" calcext:value-type="string">
            <text:p>MCA1 Correct</text:p>
          </table:table-cell>
          <table:table-cell table:style-name="ce1" office:value-type="string" calcext:value-type="string">
            <text:p>MCA1 Text</text:p>
          </table:table-cell>
          <table:table-cell table:style-name="ce1" office:value-type="string" calcext:value-type="string">
            <text:p>MCA2 Correct</text:p>
          </table:table-cell>
          <table:table-cell table:style-name="ce1" office:value-type="string" calcext:value-type="string">
            <text:p>MCA2 Text</text:p>
          </table:table-cell>
          <table:table-cell table:style-name="ce1" office:value-type="string" calcext:value-type="string">
            <text:p>MCA3 Correct</text:p>
          </table:table-cell>
          <table:table-cell table:style-name="ce1" office:value-type="string" calcext:value-type="string">
            <text:p>MCA3 Text</text:p>
          </table:table-cell>
          <table:table-cell table:style-name="ce1" office:value-type="string" calcext:value-type="string">
            <text:p>MCA4 Correct</text:p>
          </table:table-cell>
          <table:table-cell table:style-name="ce1" office:value-type="string" calcext:value-type="string">
            <text:p>MCA4 Text</text:p>
          </table:table-cell>
          <table:table-cell table:style-name="ce1" office:value-type="string" calcext:value-type="string">
            <text:p>MCA5 Correct</text:p>
          </table:table-cell>
          <table:table-cell table:style-name="ce1" office:value-type="string" calcext:value-type="string">
            <text:p>MCA5 Tex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in Gesetz im formellen Sinn ist stets auch ein Gesetz im materiellen Sinn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schweizerische Zivilprozessordnung besteht aus formellen Rechtsätzen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 schweizerische Obligationenrecht enthält ausschliesslich zwingende Rechtsätze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ine Gesetzesbestimmung im formellen Sinn geht einer Verfassungsbestim- mung vor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amtarbeitsverträge können Rechtssätze enthalten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in Rechtsanwalt ist eine juristische Person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Hochschule Rapperswil (HSR) ist Trägerin von Rechen und Pflichten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Hochschule für Technik ist eine juristische Person des Privatrechts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schweizerische Eidgenossenschaft ist eine direkte Demokratie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e Verletzung von Grundrechten kann man stets auch gegenüber Privatperso- nen geltend machen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e schweizerischen Gerichte üben eine uneingeschränkte Verfassungsgerichtbarkeit aus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 Initiativrecht auf Verfassungsstufe ist ein wesentlicher Bestandteil des Rechtsstaatsprinzips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e Schweizerische Bundesverfassung regelt die Kompetenzabgrenzung zwi- schen Bund, Kantonen und Gemeinden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sländer können sich nie auf die Grundrechte in der Bundesverfassung berufen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e Umsetzung der Minarettinitiative berührt die Glaubens- und die Gewis- sensfreiheit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e Bestimmungen der Europäischen Menschenrechtskonvention (EMRK) gelten als schweizerisches Verfas- sungsrecht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in zentralistisch organisierter Rechts- staat braucht keine Verfassung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e formelle Gewaltenteilung ist in der Schweiz vollumfänglich umgesetzt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 Kanton Zürich darf umfassend Aussenpolitik mit den USA betreiben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ietzinse sind in der Regel missbräuch- lich, wenn damit ein übersetzter Ertrag aus der Mietsache erzielt wird oder wenn Sie auf einem offensichtlich über- setzten Kaufpreis beruhen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htssatz</text:p>
          </table:table-cell>
          <table:table-cell/>
          <table:table-cell office:value-type="string" calcext:value-type="string">
            <text:p>Rechtsan- wendungsak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redy Hunkeler wird mittels Strafbefehl wegen Sachbeschädigung durch die Staatsanwaltschaft St. Gallen zu einer Busse von CHF 5‘000.00 verurteilt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echtssat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htsan- wendungsak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as Baudepartement des Kantons St. Gallen weist den Rekurs von Heinrich Meier gegen die von der Stadt Rap- perswil-Jona zu Gunsten von Werner Müller erteilte Baubewilligung ab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echtssat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htsan- wendungsak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e Kantone sind souverän, soweit ihre Souveränität nicht durch die Bundes- verfassung beschränkt ist; sie üben al- le Rechte aus, die nicht dem Bund übertragen sind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echtssatz</text:p>
          </table:table-cell>
          <table:table-cell/>
          <table:table-cell office:value-type="string" calcext:value-type="string">
            <text:p>Rechtsan- wendungsak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ie Gesetzgebung auf dem Gebiet des Zivilrechts und des Zivilprozessrechts ist Sache des Bundes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echtssatz</text:p>
          </table:table-cell>
          <table:table-cell/>
          <table:table-cell office:value-type="string" calcext:value-type="string">
            <text:p>Rechtsan- wendungsakt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Fakultatives Referendum: Verlangen es 50‘000 Stimmberechtigte oder acht Kantone innerhalb von 100 Tagen seit der amtlichen Veröffentlichung des Er- lasses, so werden dem Volk zur Abstimmung vorgelegt: a. Bundesgesetze; b. dringlich erklärte Bundesgesetze, deren Geltungsdauer ein Jahr über- steigt; c. Bundesbeschlüsse, soweit Verfassung oder Gesetz dies vorse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echtssatz</text:p>
          </table:table-cell>
          <table:table-cell/>
          <table:table-cell office:value-type="string" calcext:value-type="string">
            <text:p>Rechtsan- wendungsakt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Eine rechtmässig erlassene bundesrechtliche Verordnungsbestimmung aus dem Jahre 2011 steht im Widerspruch zu einer Bestimmung aus der Kantonsverfas- sung des Kantons Genf aus dem Jahr 2012. Was gilt (nur eine Antwort ist rich- tig)?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Keine der Bestimmungen kommt zur Anwendung</text:p>
          </table:table-cell>
          <table:table-cell/>
          <table:table-cell office:value-type="string" calcext:value-type="string">
            <text:p>Beide Bestimmungen kommen zur Anwendung</text:p>
          </table:table-cell>
          <table:table-cell/>
          <table:table-cell office:value-type="string" calcext:value-type="string">
            <text:p>Es kommt die Verfassungsbestimmung aus dem Kanton Genf zur Anwendung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 kommt die bundesrechtliche Verordnungsbestimmung zur Anwendung.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Ein Gesetz im materiellen Sinn (Recht- satz) ist immer auch ein Gesetz im for- mellen Sinn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as im Schweizerischen Zivilgesetz- buch (ZGB) geregelte Eherecht gehört zum Bereich des Privatrechts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ingliche Rechte (z. B. Eigentum an einer Sache) sind als subjektive absolu- te Rechte ausgestaltet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er stetige Ausbau des Sozialstaates ist ein Zeichen eines weit entwickelten Gemeinwesens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In einem Strafverfahren ist der Staat von Gesetzes wegen Partei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In der Schweiz ist das Prinzip der objek- tiven (organisatorischen) Gewaltentei- lung strikte eingehalten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Die HSR ist eine juristische Person des öffentlichen Rechts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ie Gewährung der in der Bundesver- fassung gewährten Grundrechte bildet ein unabdingbarer Bestandteil des schweizerischen Rechtsstaates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in Element des eidgenössischen Fö- deralismusprinzips ist das Recht der Stimmbürger, vom eidgenössischen Parlament erlassene Rechtssätze abzu- lehnen (Referendum)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Art. 159 ZGB ist ein Rechtssatz inhalt- lich formeller Natur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Art. 159 ZGB ist ein Rechtsanwen- dungsakt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rt. 318 OR ist ein Rechtssatz inhaltlic hmaterieller Natur, der zwingend anzu- wenden ist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rt. 318 OR ist ein Rechtssatz inhaltlich formeller Natur, der dispositiv anzuwen- den ist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Ein Rechtssatz formeller Natur ist stets auch ein Gesetz im formellen Sinn.</text:p>
          </table:table-cell>
          <table:table-cell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rt. 144 Abs. 1 BV regelt das Prinzip der subjektiven Gewaltenteilung auf Bundesebene.</text:p>
          </table:table-cell>
          <table:table-cell/>
          <table:table-cell office:value-type="string" calcext:value-type="string">
            <text:p>multipleChoi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9">
          <table:table-cell table:number-columns-repeated="2"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9">
          <table:table-cell table:number-columns-repeated="2"/>
          <table:table-cell office:value-type="string" calcext:value-type="string">
            <text:p>multipleChoice</text:p>
          </table:table-cell>
          <table:table-cell/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Falsch</text:p>
          </table:table-cell>
          <table:table-cell table:number-columns-repeated="1017"/>
        </table:table-row>
        <table:table-row table:style-name="ro9" table:number-rows-repeated="104853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16:16.238788396</meta:creation-date>
    <dc:date>2016-10-26T08:32:25.879058483</dc:date>
    <meta:editing-duration>PT5M39S</meta:editing-duration>
    <meta:editing-cycles>1</meta:editing-cycles>
    <meta:generator>LibreOffice/5.1.5.2$Linux_X86_64 LibreOffice_project/10m0$Build-2</meta:generator>
    <meta:document-statistic meta:table-count="1" meta:cell-count="226" meta:object-count="0"/>
  </office:meta>
</office:document-meta>
</file>